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.667cm" style:use-optimal-column-width="false"/>
    </style:style>
    <style:style style:name="co2" style:family="table-column">
      <style:table-column-properties style:column-width="41.028cm" style:use-optimal-column-width="false"/>
    </style:style>
    <style:style style:name="co3" style:family="table-column">
      <style:table-column-properties style:column-width="39.571cm" style:use-optimal-column-width="false"/>
    </style:style>
    <style:style style:name="co4" style:family="table-column">
      <style:table-column-properties style:column-width="79.004cm" style:use-optimal-column-width="false"/>
    </style:style>
    <style:style style:name="co5" style:family="table-column">
      <style:table-column-properties style:column-width="82.83cm" style:use-optimal-column-width="false"/>
    </style:style>
    <style:style style:name="ro1" style:family="table-row">
      <style:table-row-properties style:row-height="25.704cm" style:use-optimal-row-height="false"/>
    </style:style>
    <style:style style:name="ro2" style:family="table-row">
      <style:table-row-properties style:row-height="42.70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Tahoma" fo:font-size="180pt" style:font-size-asian="180pt" style:font-size-complex="180pt"/>
    </style:style>
    <style:style style:name="ce2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180pt" fo:font-weight="bold" style:font-name-asian="Liberation Sans1" style:font-size-asian="180pt" style:font-weight-asian="bold" style:font-name-complex="Alvi Nastaleeq" style:font-size-complex="18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ce4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180pt" style:font-name-asian="Liberation Sans1" style:font-size-asian="180pt" style:font-name-complex="Alvi Nastaleeq" style:font-size-complex="180pt"/>
    </style:style>
    <style:style style:name="ce5" style:family="table-cell">
      <loext:graphic-properties draw:textarea-vertical-align="middle"/>
      <style:paragraph-properties fo:text-align="center" style:text-autospace="none"/>
      <style:text-properties style:font-name="Tahoma" fo:font-size="180pt" style:font-size-asian="180pt" style:font-size-complex="180pt"/>
    </style:style>
    <style:style style:name="ce6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180pt" style:font-name-asian="Liberation Sans1" style:font-size-asian="180pt" style:font-name-complex="Alvi Nastaleeq" style:font-size-complex="180pt"/>
    </style:style>
    <style:style style:name="P1" style:family="paragraph"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180pt" fo:font-weight="bold" style:font-name-asian="Liberation Sans1" style:font-size-asian="180pt" style:font-weight-asian="bold" style:font-name-complex="Alvi Nastaleeq" style:font-size-complex="180pt" style:font-weight-complex="bold"/>
    </style:style>
    <style:style style:name="P2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P3" style:family="paragraph"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180pt" style:font-name-asian="Liberation Sans1" style:font-size-asian="180pt" style:font-name-complex="Alvi Nastaleeq" style:font-size-complex="180pt"/>
    </style:style>
    <style:style style:name="P4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style:font-size-asian="180pt" style:font-size-complex="180pt"/>
    </style:style>
    <style:style style:name="P5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180pt" style:font-name-asian="Liberation Sans1" style:font-size-asian="180pt" style:font-name-complex="Alvi Nastaleeq" style:font-size-complex="180pt"/>
    </style:style>
    <style:style style:name="T1" style:family="text">
      <style:text-properties style:font-name="Alvi Nastaleeq" fo:font-size="180pt" fo:font-weight="bold" style:font-name-asian="Liberation Sans1" style:font-size-asian="180pt" style:font-weight-asian="bold" style:font-name-complex="Alvi Nastaleeq" style:font-size-complex="180pt" style:font-weight-complex="bold"/>
    </style:style>
    <style:style style:name="T2" style:family="text">
      <style:text-properties style:font-name="Tahoma" fo:font-size="180pt" style:font-name-asian="Liberation Sans1" style:font-size-asian="180pt" style:font-name-complex="Liberation Sans1" style:font-size-complex="180pt"/>
    </style:style>
    <style:style style:name="T3" style:family="text">
      <style:text-properties style:font-name="Alvi Nastaleeq" fo:font-size="180pt" style:font-name-asian="Liberation Sans1" style:font-size-asian="180pt" style:font-name-complex="Alvi Nastaleeq" style:font-size-complex="180pt"/>
    </style:style>
    <style:style style:name="T4" style:family="text">
      <style:text-properties style:font-name="Tahoma" fo:font-size="180pt" style:font-size-asian="180pt" style:font-size-complex="18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62.433cm" svg:height="196.527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5"/>
            <table:table-column table:style-name="co1"/>
            <table:table-row table:style-name="ro1" table:default-cell-style-name="ce3">
              <table:table-cell table:style-name="ce1"/>
              <table:table-cell table:style-name="ce2">
                <text:p text:style-name="P1"><text:span text:style-name="T1">میرے لاڈلے کہاں ہو</text:span><text:span text:style-name="T1"><text:line-break/></text:span><text:span text:style-name="T1">سینے تمہیں لگاؤں</text:span><text:span text:style-name="T1"><text:line-break/></text:span><text:span text:style-name="T1">اصغر میں تیری ماں ہوں</text:span></text:p>
              </table:table-cell>
              <table:table-cell table:style-name="ce2">
                <text:p text:style-name="P1"><text:span text:style-name="T1">آجاؤ چاند میرے</text:span><text:span text:style-name="T1"><text:line-break/></text:span><text:span text:style-name="T1">تیرى پیاس میں بجھاؤں</text:span><text:span text:style-name="T1"><text:line-break/></text:span><text:span text:style-name="T1">اصغر میں تیری ماں ہوں</text:span></text:p>
              </table:table-cell>
              <table:table-cell/>
              <table:table-cell>
                <text:p text:style-name="P2"><text:span text:style-name="T2">aajao chand mere</text:span><text:span text:style-name="T2"><text:line-break/></text:span><text:span text:style-name="T2">teri pyaas mai bujhaun</text:span><text:span text:style-name="T2"><text:line-break/></text:span><text:span text:style-name="T2">asghar main teri maan hun</text:span></text:p>
              </table:table-cell>
              <table:table-cell>
                <text:p text:style-name="P2"><text:span text:style-name="T2">mere laadle kahan ho</text:span><text:span text:style-name="T2"><text:line-break/></text:span><text:span text:style-name="T2">seene tumhein lagaun</text:span><text:span text:style-name="T2"><text:line-break/></text:span><text:span text:style-name="T2">asghar main teri maan hun</text:span></text:p>
              </table:table-cell>
              <table:table-cell/>
            </table:table-row>
            <table:table-row table:style-name="ro2" table:default-cell-style-name="ce3">
              <table:table-cell>
                <text:p text:style-name="P2"><text:span text:style-name="T2">2</text:span></text:p>
              </table:table-cell>
              <table:table-cell table:style-name="ce4">
                <text:p text:style-name="P3"><text:span text:style-name="T3">تیرے جھولے کو سکینہ</text:span><text:span text:style-name="T3"><text:line-break/></text:span><text:span text:style-name="T3">رورو کے چومتی ہے</text:span><text:span text:style-name="T3"><text:line-break/></text:span><text:span text:style-name="T3">تجھے گھر میں ڈھونڈتی ہے</text:span><text:span text:style-name="T3"><text:line-break/></text:span><text:span text:style-name="T3">تیری موت کی خبر میں</text:span><text:span text:style-name="T3"><text:line-break/></text:span><text:span text:style-name="T3">کیسے اِسے سناؤں</text:span></text:p>
              </table:table-cell>
              <table:table-cell table:style-name="ce4">
                <text:p text:style-name="P3"><text:span text:style-name="T3">بیٹا تمہارا قاتل</text:span><text:span text:style-name="T3"><text:line-break/></text:span><text:span text:style-name="T3">میرے سامنے کھڑا ہے</text:span><text:span text:style-name="T3"><text:line-break/></text:span><text:span text:style-name="T3">جانے کیوں ہنس رہا ہے</text:span><text:span text:style-name="T3"><text:line-break/></text:span><text:span text:style-name="T3">چادر بھی لٹ چکی ہے</text:span><text:span text:style-name="T3"><text:line-break/></text:span><text:span text:style-name="T3">منہ کس طرح چھپاؤں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beta tumhara qatil</text:span><text:span text:style-name="T2"><text:line-break/></text:span><text:span text:style-name="T2">mere saamne khara hai</text:span><text:span text:style-name="T2"><text:line-break/></text:span><text:span text:style-name="T2">jaane kyun hans raha hai</text:span><text:span text:style-name="T2"><text:line-break/></text:span><text:span text:style-name="T2">chadar bhi lut chuki hai</text:span><text:span text:style-name="T2"><text:line-break/></text:span><text:span text:style-name="T2">Mun kis tarha chupaun</text:span></text:p>
              </table:table-cell>
              <table:table-cell>
                <text:p text:style-name="P2"><text:span text:style-name="T2">tere jhoole ko sakina</text:span><text:span text:style-name="T2"><text:line-break/></text:span><text:span text:style-name="T2">ro ro ke choomti hai</text:span><text:span text:style-name="T2"><text:line-break/></text:span><text:span text:style-name="T2">tujhe ghar may dhoondti hai</text:span><text:span text:style-name="T2"><text:line-break/></text:span><text:span text:style-name="T2">teri maut ki khabar main</text:span><text:span text:style-name="T2"><text:line-break/></text:span><text:span text:style-name="T2">kaise isay sunaun</text:span></text:p>
              </table:table-cell>
              <table:table-cell>
                <text:p text:style-name="P2"><text:span text:style-name="T2">2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2">4</text:span></text:p>
              </table:table-cell>
              <table:table-cell table:style-name="ce4">
                <text:p text:style-name="P3"><text:span text:style-name="T3">نیزے سے گر رہا ہے</text:span><text:span text:style-name="T3"><text:line-break/></text:span><text:span text:style-name="T3">ننھا سا سر تمہارا</text:span><text:span text:style-name="T3"><text:line-break/></text:span><text:span text:style-name="T3">دل روتا ہے ہمارا</text:span><text:span text:style-name="T3"><text:line-break/></text:span><text:span text:style-name="T3">میرے ہاتھ تو بندھے ہیں</text:span><text:span text:style-name="T3"><text:line-break/></text:span><text:span text:style-name="T3">سر کس طرح اٹھاؤں </text:span></text:p>
              </table:table-cell>
              <table:table-cell table:style-name="ce4">
                <text:p text:style-name="P3"><text:span text:style-name="T3">میری جان جا رہی ہے</text:span><text:span text:style-name="T3"><text:line-break/></text:span><text:span text:style-name="T3">یہ سوچ سوچ اصغر</text:span><text:span text:style-name="T3"><text:line-break/></text:span><text:span text:style-name="T3">اِس پھول سے گلے پر</text:span><text:span text:style-name="T3"><text:line-break/></text:span><text:span text:style-name="T3">یہ تیر کیسے جھیلا</text:span><text:span text:style-name="T3"><text:line-break/></text:span><text:span text:style-name="T3">بہنوں کو کیا بتاؤں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meri jaan ja rahi hai</text:span><text:span text:style-name="T2"><text:line-break/></text:span><text:span text:style-name="T2">ye soch soch asghar</text:span><text:span text:style-name="T2"><text:line-break/></text:span><text:span text:style-name="T2">is phool se galay par</text:span><text:span text:style-name="T2"><text:line-break/></text:span><text:span text:style-name="T2">ye teer kaise jhayla</text:span><text:span text:style-name="T2"><text:line-break/></text:span><text:span text:style-name="T2">Behno ko kya bataun</text:span></text:p>
              </table:table-cell>
              <table:table-cell>
                <text:p text:style-name="P2"><text:span text:style-name="T2">naize se gir raha hai</text:span><text:span text:style-name="T2"><text:line-break/></text:span><text:span text:style-name="T2">nanha sa sar tumhara</text:span><text:span text:style-name="T2"><text:line-break/></text:span><text:span text:style-name="T2">dil rota hai hamara</text:span><text:span text:style-name="T2"><text:line-break/></text:span><text:span text:style-name="T2">mere haath to bandhe hain</text:span><text:span text:style-name="T2"><text:line-break/></text:span><text:span text:style-name="T2">sar kis tarha uthaun</text:span></text:p>
              </table:table-cell>
              <table:table-cell>
                <text:p text:style-name="P2"><text:span text:style-name="T2">4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2">6</text:span></text:p>
              </table:table-cell>
              <table:table-cell table:style-name="ce4">
                <text:p text:style-name="P3"><text:span text:style-name="T3">جب رات ہوگی رن میں</text:span><text:span text:style-name="T3"><text:line-break/></text:span><text:span text:style-name="T3">ہو جائے گا اندھیرا</text:span><text:span text:style-name="T3"><text:line-break/></text:span><text:span text:style-name="T3">ڈرنا نہیں اے بیٹا</text:span><text:span text:style-name="T3"><text:line-break/></text:span><text:span text:style-name="T3">دادی کہیں گی تم سے</text:span><text:span text:style-name="T3"><text:line-break/></text:span><text:span text:style-name="T3">آ میں تجھے سلاؤں</text:span></text:p>
              </table:table-cell>
              <table:table-cell table:style-name="ce4">
                <text:p text:style-name="P3"><text:span text:style-name="T3">جھولے کے ساتھ بیٹا</text:span><text:span text:style-name="T3"><text:line-break/></text:span><text:span text:style-name="T3">میرے ہاتھ جل گئے ہیں</text:span><text:span text:style-name="T3"><text:line-break/></text:span><text:span text:style-name="T3">ظالم بھی ہنس رہے ہیں</text:span><text:span text:style-name="T3"><text:line-break/></text:span><text:span text:style-name="T3">تیری آخری نشانی</text:span><text:span text:style-name="T3"><text:line-break/></text:span><text:span text:style-name="T3">کس طرح سے بچاؤں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jhoole ke saath beta</text:span><text:span text:style-name="T2"><text:line-break/></text:span><text:span text:style-name="T2">mere haath jal gaye hain</text:span><text:span text:style-name="T2"><text:line-break/></text:span><text:span text:style-name="T2">zaalim bhi hans rahe hain</text:span><text:span text:style-name="T2"><text:line-break/></text:span><text:span text:style-name="T2">teri aakhri nishani</text:span><text:span text:style-name="T2"><text:line-break/></text:span><text:span text:style-name="T2">Kis tarha se bachaun</text:span></text:p>
              </table:table-cell>
              <table:table-cell table:style-name="ce5">
                <text:p text:style-name="P4"><text:span text:style-name="T4">jab raat hogi ran mein</text:span><text:span text:style-name="T4"><text:line-break/></text:span><text:span text:style-name="T4">hojayega andhera</text:span><text:span text:style-name="T4"><text:line-break/></text:span><text:span text:style-name="T4">darna nahi ay beta</text:span><text:span text:style-name="T4"><text:line-break/></text:span><text:span text:style-name="T4">dadi kahengi tumse</text:span><text:span text:style-name="T4"><text:line-break/></text:span><text:span text:style-name="T4">aa main tujhe sulaaun</text:span></text:p>
              </table:table-cell>
              <table:table-cell>
                <text:p text:style-name="P2"><text:span text:style-name="T2">6</text:span></text:p>
              </table:table-cell>
            </table:table-row>
            <table:table-row table:style-name="ro2" table:default-cell-style-name="ce3">
              <table:table-cell/>
              <table:table-cell table:style-name="ce6" table:number-columns-spanned="2">
                <text:p text:style-name="P5"><text:span text:style-name="T3">تم رات کو ہمیشہ</text:span><text:span text:style-name="T3"><text:line-break/></text:span><text:span text:style-name="T3">سنتے تھے ماں سے لوری</text:span><text:span text:style-name="T3"><text:line-break/></text:span><text:span text:style-name="T3">اب نیند آتی ہوگی</text:span><text:span text:style-name="T3"><text:line-break/></text:span><text:span text:style-name="T3">پھر گود میں لِٹا کر</text:span><text:span text:style-name="T3"><text:line-break/></text:span><text:span text:style-name="T3">نادِ علی سناؤں</text:span></text:p>
              </table:table-cell>
              <table:covered-table-cell table:style-name="ce6"/>
              <table:table-cell>
                <text:p text:style-name="P2"><text:span text:style-name="T2">7</text:span></text:p>
              </table:table-cell>
              <table:table-cell table:number-columns-spanned="2">
                <text:p text:style-name="P2"><text:span text:style-name="T2">tum raat ko hamesha</text:span><text:span text:style-name="T2"><text:line-break/></text:span><text:span text:style-name="T2">sunte thai maan se lori</text:span><text:span text:style-name="T2"><text:line-break/></text:span><text:span text:style-name="T2">ab neend aati hogi</text:span><text:span text:style-name="T2"><text:line-break/></text:span><text:span text:style-name="T2">phir god may lita kar</text:span><text:span text:style-name="T2"><text:line-break/></text:span><text:span text:style-name="T2">Nade ali sunaun</text:span></text:p>
              </table:table-cell>
              <table:covered-table-cell table:style-name="ce5"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62.43cm" fo:page-height="196.5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2:52:54.941226200</dc:date>
    <meta:editing-duration>PT43M44S</meta:editing-duration>
    <meta:editing-cycles>17</meta:editing-cycles>
    <meta:generator>LibreOffice/25.2.4.3$Windows_X86_64 LibreOffice_project/33e196637044ead23f5c3226cde09b47731f7e27</meta:generator>
    <meta:document-statistic meta:object-count="1"/>
  </office:meta>
</office:document-meta>
</file>